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6dc" officeooo:paragraph-rsid="000fc6dc"/>
    </style:style>
    <style:style style:name="P2" style:family="paragraph" style:parent-style-name="Standard">
      <style:text-properties officeooo:rsid="000fc6dc" officeooo:paragraph-rsid="000fc6dc"/>
    </style:style>
    <style:style style:name="P3" style:family="paragraph" style:parent-style-name="Standard">
      <style:text-properties officeooo:rsid="0010957d" officeooo:paragraph-rsid="00109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linux command file</text:p>
      <text:p text:style-name="P3">I am adding anothe li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2:06:21.494971455</meta:creation-date>
    <dc:date>2020-04-20T22:28:11.270793713</dc:date>
    <meta:editing-duration>PT1M2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10" meta:character-count="49" meta:non-whitespace-character-count="41"/>
  </office:meta>
</office:document-meta>
</file>